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6.001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9.11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8.954cm" fo:min-width="10.907cm"/>
      <style:paragraph-properties style:writing-mode="lr-tb"/>
    </style:style>
    <style:style style:name="gr5" style:family="graphic" style:parent-style-name="standard">
      <style:graphic-properties draw:auto-grow-height="false" fo:min-height="1.87cm" fo:min-width="3.62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5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16.002cm"/>
      <style:paragraph-properties style:writing-mode="lr-tb"/>
    </style:style>
    <style:style style:name="gr8" style:family="graphic" style:parent-style-name="standard">
      <style:graphic-properties draw:auto-grow-height="false" fo:min-height="3.824cm" fo:min-width="4.774cm" fo:wrap-option="no-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915cm" fo:min-width="15.7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4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6ef"/>
      <style:paragraph-properties fo:text-align="center" style:writing-mode="lr-tb"/>
      <style:text-properties fo:font-size="18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3.2cm" svg:y="1.102cm">
          <draw:text-box>
            <text:p><text:span text:style-name="T1">1. Frame editor tab</text:span></text:p>
          </draw:text-box>
        </draw:frame>
        <draw:custom-shape draw:style-name="gr2" draw:text-style-name="P2" draw:layer="layout" svg:width="16.501cm" svg:height="10.9cm" svg:x="5.199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61cm" svg:height="3.6cm" draw:transform="rotate (1.5707963267949) translate (1.1cm 12cm)">
          <text:p text:style-name="P3"><text:span text:style-name="T2">Palette and 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01cm" svg:height="10.198cm" svg:x="6.299cm" svg:y="3.402cm">
          <text:p text:style-name="P3"><text:span text:style-name="T2">Zoomed with scrollbars image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cm" svg:height="2.6cm" svg:x="22.6cm" svg:y="7.5cm">
          <text:p text:style-name="P5"><text:span text:style-name="T2">Frame </text:span></text:p>
          <text:p text:style-name="P5"><text:span text:style-name="T2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27.301cm" svg:height="3.095cm" svg:x="1.399cm" svg:y="17.201cm">
          <draw:text-box>
            <text:p><text:span text:style-name="T2">In this tab user can edit frame and </text:span><text:span text:style-name="T2">add it to current action timeline. Here </text:span><text:span text:style-name="T2">possible create new image pixel-by-</text:span><text:span text:style-name="T2">pixel, import any frame from library </text:span><text:span text:style-name="T2">or single file, resize/move frame </text:span><text:span text:style-name="T2">image, use some special drawing </text:span><text:span text:style-name="T2">tools etc. Drawing in main window. </text:span><text:span text:style-name="T2">Tools, layers, frames etc. In floating </text:span><text:span text:style-name="T2">windows</text:span></text:p>
          </draw:text-box>
        </draw:frame>
        <draw:custom-shape draw:style-name="gr7" draw:text-style-name="P3" draw:layer="layout" svg:width="16.502cm" svg:height="1.301cm" svg:x="5.198cm" svg:y="1.9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5cm" svg:x="22.6cm" svg:y="1.8cm">
          <text:p text:style-name="P5"><text:span text:style-name="T2">Reference </text:span></text:p>
          <text:p text:style-name="P5"><text:span text:style-name="T2">image</text:span></text:p>
          <text:p text:style-name="P5"><text:span text:style-name="T2">windo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draw:layer="layout" svg:width="4.6cm" svg:height="2.6cm" svg:x="22.601cm" svg:y="11.501cm">
          <text:p text:style-name="P5"><text:span text:style-name="T2">Layers </text:span></text:p>
          <text:p text:style-name="P5"><text:span text:style-name="T2">li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8" draw:layer="layout" svg:width="16.5cm" svg:height="2.399cm" svg:x="5.1cm" svg:y="14.301cm">
          <text:p text:style-name="P7">Current action animation fram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101cm" svg:y="1.101cm">
          <draw:text-box>
            <text:p><text:span text:style-name="T1">2. Actions tab</text:span></text:p>
          </draw:text-box>
        </draw:frame>
        <draw:custom-shape draw:style-name="gr10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7.1cm" svg:height="3.6cm" svg:x="4.3cm" svg:y="10.3cm">
          <text:p text:style-name="P3"><text:span text:style-name="T2">Current action animation time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899cm" svg:height="4cm" svg:x="4.001cm" svg:y="5.7cm">
          <text:p text:style-name="P3"><text:span text:style-name="T2">Current action properties</text:span></text:p>
          <text:p text:style-name="P3"><text:span text:style-name="T2">(frames count,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7.6cm" svg:height="2.099cm" svg:x="4.2cm" svg:y="3.401cm">
          <text:p text:style-name="P3"><text:span text:style-name="T2">Sprite actions list comb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6cm" svg:height="3.4cm" svg:x="15.6cm" svg:y="4.1cm">
          <text:p text:style-name="P5"><text:span text:style-name="T2">Action 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5" draw:text-style-name="P6" draw:layer="layout" svg:width="18.6cm" svg:height="5.7cm" svg:x="1.4cm" svg:y="15.6cm">
          <draw:text-box>
            <text:p><text:span text:style-name="T2">In this tab user can create new </text:span><text:span text:style-name="T2">actions, edit action properties and </text:span><text:span text:style-name="T2">preview action animation.</text:span></text:p>
          </draw:text-box>
        </draw:frame>
        <draw:custom-shape draw:style-name="gr16" draw:text-style-name="P3" draw:layer="layout" svg:width="18.701cm" svg:height="1.2cm" svg:x="3.0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3. Source image tab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.899cm" svg:height="10.401cm" svg:x="9.5cm" svg:y="3.5cm">
          <text:p text:style-name="P3"><text:span text:style-name="T2">Source image</text:span></text:p>
          <text:p text:style-name="P3"><text:span text:style-name="T2">Used for import new frames to editor 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901cm" svg:height="6.598cm" svg:x="4.199cm" svg:y="3.402cm">
          <text:p text:style-name="P3"><text:span text:style-name="T2">Autodetected</text:span></text:p>
          <text:p text:style-name="P3"><text:span text:style-name="T2">Or user-defined</text:span></text:p>
          <text:p text:style-name="P3"><text:span text:style-name="T2">Frames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27.301cm" svg:height="4.399cm" svg:x="1.399cm" svg:y="15.601cm">
          <draw:text-box>
            <text:p><text:span text:style-name="T2">In this tab user can autodetect or </text:span><text:span text:style-name="T2">manually select/edit autodetected </text:span><text:span text:style-name="T2">frames, then copy it to editor and </text:span><text:span text:style-name="T2">add to selected action (and create </text:span><text:span text:style-name="T2">resut spritesheet after)</text:span></text:p>
          </draw:text-box>
        </draw:frame>
        <draw:custom-shape draw:style-name="gr20" draw:text-style-name="P3" draw:layer="layout" svg:width="18.701cm" svg:height="1.201cm" svg:x="3.098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901cm" svg:height="3.5cm" svg:x="4.199cm" svg:y="10.3cm">
          <text:p text:style-name="P3"><text:span text:style-name="T2">Selected area</text:span></text:p>
          <text:p text:style-name="P3"><text:span text:style-name="T2">Properties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3cm" svg:y="1cm">
          <draw:text-box>
            <text:p><text:span text:style-name="T1">4. Project summary tab</text:span></text:p>
          </draw:text-box>
        </draw:frame>
        <draw:custom-shape draw:style-name="gr10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9.8cm" svg:height="8cm" svg:x="11.8cm" svg:y="5.5cm">
          <text:p text:style-name="P3"><text:span text:style-name="T2">Result spritesheet</text:span></text:p>
          <text:p text:style-name="P3"><text:span text:style-name="T2">(with autoscrollba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7.7cm" svg:height="1.3cm" svg:x="3.9cm" svg:y="4cm">
          <text:p text:style-name="P3"><text:span text:style-name="T2">Project path an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6.9cm" svg:height="7.8cm" svg:x="4.001cm" svg:y="5.6cm">
          <text:p text:style-name="P3"><text:span text:style-name="T2">Sprite properties</text:span></text:p>
          <text:p text:style-name="P3"><text:span text:style-name="T2">(based on JSON</text:span></text:p>
          <text:p text:style-name="P3"><text:span text:style-name="T2">File form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18.6cm" svg:height="5.7cm" svg:x="1.4cm" svg:y="15.6cm">
          <draw:text-box>
            <text:p><text:span text:style-name="T2">In sprite actions list all actions </text:span><text:span text:style-name="T2">defined to current sprite.</text:span></text:p>
            <text:p><text:span text:style-name="T2"/></text:p>
          </draw:text-box>
        </draw:frame>
        <draw:custom-shape draw:style-name="gr25" draw:text-style-name="P3" draw:layer="layout" svg:width="18.701cm" svg:height="1.5cm" svg:x="3.1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.899cm" svg:height="10.401cm" svg:x="9.5cm" svg:y="3.5cm">
          <text:p text:style-name="P3"><text:span text:style-name="T2">Image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4.901cm" svg:height="3.098cm" svg:x="4.199cm" svg:y="3.402cm">
          <text:p text:style-name="P3"><text:span text:style-name="T2">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27.301cm" svg:height="4.399cm" svg:x="1.399cm" svg:y="15.601cm">
          <draw:text-box>
            <text:p><text:span text:style-name="T2">In this tab user can manage local </text:span><text:span text:style-name="T2">sprite library: add categories, import </text:span><text:span text:style-name="T2">images to current category, move </text:span><text:span text:style-name="T2">images between categories etc...</text:span></text:p>
            <text:p><text:span text:style-name="T2">Also user can select any image by </text:span><text:span text:style-name="T2">double clicking on it and edit frames </text:span><text:span text:style-name="T2">in ‘Source image’ tab.</text:span></text:p>
          </draw:text-box>
        </draw:frame>
        <draw:custom-shape draw:style-name="gr27" draw:text-style-name="P3" draw:layer="layout" svg:width="18.701cm" svg:height="1.101cm" svg:x="3.098cm" svg:y="2.1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901cm" svg:height="6.397cm" svg:x="4.199cm" svg:y="6.903cm">
          <text:p text:style-name="P3"><text:span text:style-name="T2">Category</text:span></text:p>
          <text:p text:style-name="P3"><text:span text:style-name="T2">Fil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9" draw:layer="layout" svg:width="19cm" svg:height="2.5cm" svg:x="1.1cm" svg:y="1.102cm">
          <draw:text-box>
            <text:p><text:span text:style-name="T3">6. Settings tab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7.301cm" svg:height="4.399cm" svg:x="1.399cm" svg:y="15.601cm">
          <draw:text-box>
            <text:p><text:span text:style-name="T4">Here</text:span><text:span text:style-name="T5"> user can </text:span><text:span text:style-name="T4">change</text:span><text:span text:style-name="T5"> </text:span><text:span text:style-name="T5">program </text:span><text:span text:style-name="T5">settings, like </text:span><text:span text:style-name="T5">UI language, </text:span><text:span text:style-name="T5">Library path, </text:span><text:span text:style-name="T5">an so on.</text:span></text:p>
            <text:p><text:span text:style-name="T4">Will be filled </text:span><text:span text:style-name="T4">more options </text:span><text:span text:style-name="T4">in futur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22:11:09.629743509</meta:creation-date>
    <meta:generator>LibreOffice/7.3.6.2$Linux_X86_64 LibreOffice_project/30$Build-2</meta:generator>
    <dc:date>2022-10-28T09:47:58.723529105</dc:date>
    <meta:editing-duration>PT8H10M13S</meta:editing-duration>
    <meta:editing-cycles>26</meta:editing-cycles>
    <meta:print-date>2021-04-14T15:53:40.727842383</meta:print-date>
    <meta:document-statistic meta:object-count="42"/>
  </office:meta>
</office:document-meta>
</file>